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8311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<text:span text:style-name="T1">verifyCompleteStatusBar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12/28/2016</text:date>, <text:time>18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3S</meta:editing-duration>
    <meta:editing-cycles>9</meta:editing-cycles>
    <meta:generator>OpenOffice/4.1.2$Win32 OpenOffice.org_project/412m3$Build-9782</meta:generator>
    <dc:date>2016-12-28T18:08:28.38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